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" fo:font-size="8pt" officeooo:rsid="0005dfe0" officeooo:paragraph-rsid="0005dfe0" style:font-size-asian="8pt" style:font-size-complex="8pt"/>
    </style:style>
    <style:style style:name="P2" style:family="paragraph" style:parent-style-name="Standard">
      <style:text-properties style:font-name="DejaVu Sans Condensed" fo:font-size="8pt" officeooo:rsid="0005dfe0" officeooo:paragraph-rsid="0007a4c6" style:font-size-asian="8pt" style:font-size-complex="8pt"/>
    </style:style>
    <style:style style:name="P3" style:family="paragraph" style:parent-style-name="Standard">
      <style:text-properties style:font-name="DejaVu Sans Condensed" fo:font-size="8pt" officeooo:rsid="0007a4c6" officeooo:paragraph-rsid="0007a4c6" style:font-size-asian="8pt" style:font-size-complex="8pt"/>
    </style:style>
    <style:style style:name="T1" style:family="text">
      <style:text-properties officeooo:rsid="0007a4c6"/>
    </style:style>
    <style:style style:name="Sect1" style:family="section">
      <style:section-properties text:dont-balance-text-columns="false" fo:margin-left="-0.4209in" fo:margin-right="-0.3307in" style:editable="false">
        <style:columns fo:column-count="2">
          <style:column style:rel-width="7905*" fo:start-indent="0in" fo:end-indent="0in"/>
          <style:column style:rel-width="7743*" fo:start-indent="0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package com.clit_it.brendadillon;</text:p>
        <text:p text:style-name="P1"/>
        <text:p text:style-name="P1">import android.content.Context;</text:p>
        <text:p text:style-name="P1">import android.graphics.Bitmap;</text:p>
        <text:p text:style-name="P1">import android.graphics.BitmapFactory;</text:p>
        <text:p text:style-name="P1">import android.graphics.Canvas;</text:p>
        <text:p text:style-name="P1">import android.graphics.Color;</text:p>
        <text:p text:style-name="P1">import android.graphics.Matrix;</text:p>
        <text:p text:style-name="P1">import android.graphics.Paint;</text:p>
        <text:p text:style-name="P1">import android.graphics.Rect;</text:p>
        <text:p text:style-name="P1">import android.graphics.Typeface;</text:p>
        <text:p text:style-name="P1">import android.util.Log;</text:p>
        <text:p text:style-name="P1"/>
        <text:p text:style-name="P1">public class BrendaMoves {</text:p>
        <text:p text:style-name="P1"/>
        <text:p text:style-name="P1"><text:tab/>private Paint paint;</text:p>
        <text:p text:style-name="P1"><text:tab/>private Typeface tf;</text:p>
        <text:p text:style-name="P1"><text:tab/></text:p>
        <text:p text:style-name="P1"><text:tab/>private Bitmap bitmap_waits;<text:tab/><text:tab/>// the animation sequence</text:p>
        <text:p text:style-name="P1"><text:tab/>private Bitmap bitmap_runs_left;<text:tab/>// the animation sequence</text:p>
        <text:p text:style-name="P1"><text:tab/>private Bitmap bitmap_runs_right;<text:tab/>// the animation sequence</text:p>
        <text:p text:style-name="P1"><text:tab/>private Bitmap schirm, panfloete, notes, rain;</text:p>
        <text:p text:style-name="P1"><text:tab/></text:p>
        <text:p text:style-name="P1"><text:tab/>private Bitmap[] brenda_waits_mask, brenda_r_mask, brenda_l_mask;</text:p>
        <text:p text:style-name="P1"><text:tab/><text:tab/></text:p>
        <text:p text:style-name="P1"><text:tab/>private Rect sourceRect,sourceRectRain; // the rectangle to be drawn from the animation bitmap</text:p>
        <text:p text:style-name="P1"><text:tab/>private int frameNr;<text:tab/>// number of frames in animation</text:p>
        <text:p text:style-name="P1"><text:tab/>private int frameCount;</text:p>
        <text:p text:style-name="P1"><text:tab/>private int currentFrame;<text:tab/>// the current frame</text:p>
        <text:p text:style-name="P1"><text:tab/>private long frameTicker;<text:tab/>// the time of the last frame update</text:p>
        <text:p text:style-name="P1"><text:tab/>private int framePeriod;<text:tab/>// milliseconds between each frame (1000/fps)</text:p>
        <text:p text:style-name="P1"><text:tab/></text:p>
        <text:p text:style-name="P1"><text:tab/>public int spriteWidth;<text:tab/>// the width of the sprite to calculate the cut out rectangle</text:p>
        <text:p text:style-name="P1"><text:tab/>public int spriteHeight;<text:tab/>// the height of the sprite</text:p>
        <text:p text:style-name="P1"><text:tab/></text:p>
        <text:p text:style-name="P1"><text:tab/>private int x;<text:tab/><text:tab/>// the X coordinate of the object (top left of the image)</text:p>
        <text:p text:style-name="P1"><text:tab/>private int y;<text:tab/><text:tab/>// the Y coordinate of the object (top left of the image)</text:p>
        <text:p text:style-name="P1"/>
        <text:p text:style-name="P1"><text:tab/>private double speed, speedmax, current_speed;</text:p>
        <text:p text:style-name="P1"><text:tab/></text:p>
        <text:p text:style-name="P1"><text:tab/>private int mode;<text:tab/>//defines whether brenda is waiting, running to the left or running to the right</text:p>
        <text:p text:style-name="P1"><text:tab/></text:p>
        <text:p text:style-name="P1"><text:tab/>public static final int BRENDA_WAITS = 0;</text:p>
        <text:p text:style-name="P1"><text:tab/>public static final int BRENDA_RUNS_RIGHT = 1;</text:p>
        <text:p text:style-name="P1"><text:tab/>public static final int BRENDA_RUNS_LEFT = 2;</text:p>
        <text:p text:style-name="P1"><text:tab/>public static final int BRENDA_WAS_HIT = 3;</text:p>
        <text:p text:style-name="P1"><text:tab/><text:tab/></text:p>
        <text:p text:style-name="P1"><text:tab/>private boolean brendaWantsToThrowThePommes;</text:p>
        <text:p text:style-name="P1"><text:tab/>private boolean brendaCarriesAPommes;</text:p>
        <text:p text:style-name="P1"><text:tab/>private boolean hasCarriedAPommes;</text:p>
        <text:p text:style-name="P1"><text:tab/>private boolean brendaIsInitialized;</text:p>
        <text:p text:style-name="P1"><text:tab/>private boolean brendaWasHit;</text:p>
        <text:p text:style-name="P1"><text:tab/>private boolean brendaIsFrozen;</text:p>
        <text:p text:style-name="P1"><text:tab/>public boolean brendaCarriesGoodie;</text:p>
        <text:p text:style-name="P1"><text:tab/>public boolean it_is_raining;</text:p>
        <text:p text:style-name="P1"><text:tab/>private boolean omgPigeon;</text:p>
        <text:p text:style-name="P1"><text:tab/></text:p>
        <text:p text:style-name="P1"><text:tab/>private boolean bored;</text:p>
        <text:p text:style-name="P1"><text:tab/>private int bored_mode;</text:p>
        <text:p text:style-name="P1"><text:tab/></text:p>
        <text:p text:style-name="P1"><text:tab/>private long decreaseSpeedTime, goodieTime, omgTime;</text:p>
        <text:p text:style-name="P1"><text:tab/></text:p>
        <text:p text:style-name="P1"><text:tab/>private int hit_counter;</text:p>
        <text:p text:style-name="P1"><text:tab/>private int shitMaskState;<text:tab/></text:p>
        <text:p text:style-name="P1"><text:tab/></text:p>
        <text:p text:style-name="P1"><text:tab/>private int goodie;<text:tab/><text:tab/></text:p>
        <text:p text:style-name="P1"><text:tab/>private int angle,notes_x,notes_y,rain_x;</text:p>
        <text:p text:style-name="P1"/>
        <text:p text:style-name="P1"><text:tab/></text:p>
        <text:p text:style-name="P1"><text:tab/></text:p>
        <text:p text:style-name="P1"><text:tab/>public BrendaMoves(Context mContext, </text:p>
        <text:p text:style-name="P1"><text:tab/><text:tab/>Bitmap bitmap_waits, </text:p>
        <text:p text:style-name="P1"><text:tab/><text:tab/>Bitmap bitmap_runs_left, </text:p>
        <text:p text:style-name="P1"><text:tab/><text:tab/>Bitmap bitmap_runs_right, </text:p>
        <text:p text:style-name="P1"><text:tab/><text:tab/>int x, int y, int fps, int frameCount) {</text:p>
        <text:p text:style-name="P1"/>
        <text:p text:style-name="P1"><text:tab/><text:tab/>this.bitmap_waits = bitmap_waits;</text:p>
        <text:p text:style-name="P1"><text:tab/><text:tab/>this.bitmap_runs_left = bitmap_runs_left;</text:p>
        <text:p text:style-name="P1"><text:tab/><text:tab/>this.bitmap_runs_right = bitmap_runs_right;</text:p>
        <text:p text:style-name="P1"><text:tab/><text:tab/>this.x = x;</text:p>
        <text:p text:style-name="P1"><text:tab/><text:tab/>this.y = y;</text:p>
        <text:p text:style-name="P1"><text:tab/><text:tab/>currentFrame = 0;</text:p>
        <text:p text:style-name="P1"><text:tab/><text:tab/>frameNr = frameCount;</text:p>
        <text:p text:style-name="P1"><text:tab/><text:tab/>this.frameCount = frameCount;</text:p>
        <text:p text:style-name="P1"><text:tab/><text:tab/>spriteWidth = bitmap_waits.getWidth() / frameCount;</text:p>
        <text:p text:style-name="P1"><text:tab/><text:tab/>spriteHeight = bitmap_waits.getHeight();</text:p>
        <text:p text:style-name="P1"><text:tab/><text:tab/>framePeriod = 1000 / fps;</text:p>
        <text:p text:style-name="P1"><text:tab/><text:tab/>frameTicker = 0l;</text:p>
        <text:p text:style-name="P1"><text:tab/><text:tab/></text:p>
        <text:p text:style-name="P1"><text:tab/><text:tab/>decreaseSpeedTime = -1;</text:p>
        <text:p text:style-name="P1"><text:tab/><text:tab/>setGoodieTime(-1);</text:p>
        <text:p text:style-name="P1"><text:tab/><text:tab/>omgTime = -1;</text:p>
        <text:p text:style-name="P1"><text:tab/><text:tab/></text:p>
        <text:p text:style-name="P1"><text:tab/><text:tab/>speedmax=5;</text:p>
        <text:p text:style-name="P1"><text:tab/><text:tab/>speed=speedmax;</text:p>
        <text:p text:style-name="P1"><text:tab/><text:tab/>current_speed=0;</text:p>
        <text:p text:style-name="P1"><text:tab/><text:tab/>setHitCounter(0);</text:p>
        <text:p text:style-name="P1"><text:tab/><text:tab/></text:p>
        <text:p text:style-name="P1"><text:tab/><text:tab/>brendaWantsToThrowThePommes=false;</text:p>
        <text:p text:style-name="P1"><text:tab/><text:tab/>brendaCarriesAPommes=false;</text:p>
        <text:p text:style-name="P1"><text:tab/><text:tab/>hasCarriedAPommes=false;</text:p>
        <text:p text:style-name="P1"><text:tab/><text:tab/>brendaIsInitialized=false;</text:p>
        <text:p text:style-name="P1"><text:tab/><text:tab/>brendaWasHit=false;</text:p>
        <text:p text:style-name="P1"><text:tab/><text:tab/>setBrendaIsFrozen(false);</text:p>
        <text:p text:style-name="P1"><text:tab/><text:tab/>brendaCarriesGoodie=false;</text:p>
        <text:p text:style-name="P1"><text:tab/><text:tab/>it_is_raining=false;</text:p>
        <text:p text:style-name="P1"><text:tab/><text:tab/>omgPigeon=false;</text:p>
        <text:p text:style-name="P1"><text:tab/><text:tab/></text:p>
        <text:p text:style-name="P1"><text:tab/><text:tab/>bored=false;</text:p>
        <text:p text:style-name="P1"><text:tab/><text:tab/>bored_mode=0;</text:p>
        <text:p text:style-name="P1"><text:soft-page-break/></text:p>
        <text:p text:style-name="P1"><text:tab/><text:tab/>tf = Typeface.createFromAsset(mContext.getResources().getAssets(), </text:p>
        <text:p text:style-name="P1"><text:tab/><text:tab/><text:tab/>"fonts/Antaviana Bold.ttf");</text:p>
        <text:p text:style-name="P1"><text:tab/><text:tab/>paint = new Paint();</text:p>
        <text:p text:style-name="P1"><text:tab/><text:tab/>paint.setTypeface(tf);</text:p>
        <text:p text:style-name="P1"><text:tab/><text:tab/>paint.setTextSize(20);</text:p>
        <text:p text:style-name="P1"><text:tab/><text:tab/>paint.setAntiAlias(true);</text:p>
        <text:p text:style-name="P1"><text:tab/><text:tab/>paint.setColor(Color.WHITE);</text:p>
        <text:p text:style-name="P1"/>
        <text:p text:style-name="P1"><text:tab/><text:tab/></text:p>
        <text:p text:style-name="P1"><text:tab/><text:tab/>setShitMaskState(0);</text:p>
        <text:p text:style-name="P1"/>
        <text:p text:style-name="P1"><text:tab/><text:tab/>brenda_waits_mask = new Bitmap[5];</text:p>
        <text:p text:style-name="P1"><text:tab/><text:tab/>for(int i=1;i&lt;5;i++){</text:p>
        <text:p text:style-name="P1"><text:tab/><text:tab/><text:tab/>brenda_waits_mask[i]=</text:p>
        <text:p text:style-name="P1"><text:tab/><text:tab/>BitmapFactory.decodeResource(mContext.getResources(), mContext.getResources()</text:p>
        <text:p text:style-name="P1"><text:tab/><text:tab/><text:tab/>.getIdentifier("drawable/brenda_s"+i, null, mContext.getPackageName()));</text:p>
        <text:p text:style-name="P1"><text:tab/><text:tab/>}</text:p>
        <text:p text:style-name="P1"><text:tab/><text:tab/></text:p>
        <text:p text:style-name="P1"><text:tab/><text:tab/>brenda_r_mask = new Bitmap[5];</text:p>
        <text:p text:style-name="P1"><text:tab/><text:tab/>for(int i=1;i&lt;5;i++){</text:p>
        <text:p text:style-name="P1"><text:tab/><text:tab/><text:tab/>brenda_r_mask[i]=BitmapFactory</text:p>
        <text:p text:style-name="P1"><text:tab/><text:tab/><text:tab/>.decodeResource(mContext.getResources(),</text:p>
        <text:p text:style-name="P1"><text:tab/><text:tab/><text:tab/>mContext.getResources()</text:p>
        <text:p text:style-name="P1"><text:tab/><text:tab/><text:tab/>.getIdentifier("drawable/brenda_r"+i, null, mContext.getPackageName()));</text:p>
        <text:p text:style-name="P1"><text:tab/><text:tab/>}</text:p>
        <text:p text:style-name="P1"><text:tab/><text:tab/></text:p>
        <text:p text:style-name="P1"><text:tab/><text:tab/>brenda_l_mask = new Bitmap[5];</text:p>
        <text:p text:style-name="P1"><text:tab/><text:tab/>for(int i=1;i&lt;5;i++){</text:p>
        <text:p text:style-name="P1"><text:tab/><text:tab/><text:tab/>brenda_l_mask[i]=BitmapFactory</text:p>
        <text:p text:style-name="P1"><text:tab/><text:tab/><text:tab/>.decodeResource(mContext.getResources(),</text:p>
        <text:p text:style-name="P1"><text:tab/><text:tab/><text:tab/> mContext.getResources()</text:p>
        <text:p text:style-name="P1"><text:tab/><text:tab/><text:tab/>.getIdentifier("drawable/brenda_l"+i, null, mContext.getPackageName()));<text:tab/><text:tab/></text:p>
        <text:p text:style-name="P1"><text:tab/><text:tab/>}</text:p>
        <text:p text:style-name="P1"/>
        <text:p text:style-name="P1"><text:tab/><text:tab/>brenda_waits_mask[0]=BitmapFactory</text:p>
        <text:p text:style-name="P1"><text:tab/><text:tab/><text:tab/>.decodeResource(mContext.getResources(),</text:p>
        <text:p text:style-name="P1"><text:tab/><text:tab/><text:tab/> mContext.getResources()</text:p>
        <text:p text:style-name="P1"><text:tab/><text:tab/><text:tab/>.getIdentifier("drawable/brenda_s"+0, null, mContext.getPackageName()));</text:p>
        <text:p text:style-name="P1"/>
        <text:p text:style-name="P1"><text:tab/><text:tab/>brenda_r_mask[0]=brenda_waits_mask[0];</text:p>
        <text:p text:style-name="P1"><text:tab/><text:tab/>brenda_l_mask[0]=brenda_waits_mask[0];</text:p>
        <text:p text:style-name="P1"><text:tab/><text:tab/></text:p>
        <text:p text:style-name="P1"><text:tab/><text:tab/>schirm=BitmapFactory</text:p>
        <text:p text:style-name="P1"><text:tab/><text:tab/><text:tab/>.decodeResource(mContext.getResources(), R.drawable.schirm_up);</text:p>
        <text:p text:style-name="P1"><text:tab/><text:tab/>panfloete=BitmapFactory</text:p>
        <text:p text:style-name="P1"><text:tab/><text:tab/><text:tab/>.decodeResource(mContext.getResources(), R.drawable.panfloete);</text:p>
        <text:p text:style-name="P1"><text:tab/><text:tab/>notes=BitmapFactory</text:p>
        <text:p text:style-name="P1"><text:tab/><text:tab/><text:tab/>.decodeResource(mContext.getResources(), R.drawable.notes);</text:p>
        <text:p text:style-name="P1"><text:tab/><text:tab/>rain=BitmapFactory</text:p>
        <text:p text:style-name="P1"><text:tab/><text:tab/><text:tab/>.decodeResource(mContext.getResources(), R.drawable.rain);</text:p>
        <text:p text:style-name="P1"><text:tab/><text:tab/>sourceRectRain = new Rect(0, 0, spriteWidth, rain.getHeight());</text:p>
        <text:p text:style-name="P1"><text:tab/><text:tab/></text:p>
        <text:p text:style-name="P1"><text:tab/><text:tab/>angle=0;</text:p>
        <text:p text:style-name="P1"><text:tab/><text:tab/>notes_x=0; notes_y=0;</text:p>
        <text:p text:style-name="P1"><text:tab/><text:tab/>rain_x=0;</text:p>
        <text:p text:style-name="P1"><text:tab/>}</text:p>
        <text:p text:style-name="P1"><text:tab/></text:p>
        <text:p text:style-name="P1"><text:tab/>public void setBitmapSizes(int width, int height){</text:p>
        <text:p text:style-name="P1"><text:tab/><text:tab/></text:p>
        <text:p text:style-name="P1"><text:tab/><text:tab/>{</text:p>
        <text:p text:style-name="P1"><text:tab/><text:tab/><text:tab/>int x = (width*800)/540;</text:p>
        <text:p text:style-name="P1"><text:tab/><text:tab/><text:tab/>int y = (width*85)/540;</text:p>
        <text:p text:style-name="P1"><text:tab/><text:tab/><text:tab/></text:p>
        <text:p text:style-name="P1"><text:tab/><text:tab/><text:tab/>this.bitmap_waits = Bitmap.createScaledBitmap(bitmap_waits, x, y, true);</text:p>
        <text:p text:style-name="P1"><text:tab/><text:tab/><text:tab/>this.bitmap_runs_left = Bitmap.createScaledBitmap(</text:p>
        <text:p text:style-name="P1"><text:tab/><text:tab/><text:tab/><text:tab/>bitmap_runs_left, x, y, true);</text:p>
        <text:p text:style-name="P1"><text:tab/><text:tab/><text:tab/>this.bitmap_runs_right = Bitmap.createScaledBitmap(</text:p>
        <text:p text:style-name="P1"><text:tab/><text:tab/><text:tab/><text:tab/>bitmap_runs_right, x, y, true);</text:p>
        <text:p text:style-name="P1"><text:tab/><text:tab/><text:tab/></text:p>
        <text:p text:style-name="P1"><text:tab/><text:tab/><text:tab/>float t = (float)bitmap_waits.getWidth() / (float)frameCount;</text:p>
        <text:p text:style-name="P1"><text:tab/><text:tab/><text:tab/>int s = <text:s/>bitmap_waits.getWidth() / frameCount;</text:p>
        <text:p text:style-name="P1"><text:tab/><text:tab/><text:tab/>int rest = 0;</text:p>
        <text:p text:style-name="P1"><text:tab/><text:tab/><text:tab/>if(t-(float)s &gt; 0) rest=1;</text:p>
        <text:p text:style-name="P1"><text:tab/><text:tab/><text:tab/>if(t-(float)s &lt; 0) rest=-1;</text:p>
        <text:p text:style-name="P1"><text:tab/><text:tab/><text:tab/></text:p>
        <text:p text:style-name="P1"><text:tab/><text:tab/><text:tab/>spriteWidth = (bitmap_waits.getWidth() / frameCount)+rest;</text:p>
        <text:p text:style-name="P1"><text:tab/><text:tab/><text:tab/>spriteHeight = bitmap_waits.getHeight();</text:p>
        <text:p text:style-name="P1"><text:tab/><text:tab/><text:tab/>sourceRect = new Rect(0, 0, spriteWidth, spriteHeight);</text:p>
        <text:p text:style-name="P1"><text:tab/><text:tab/><text:tab/></text:p>
        <text:p text:style-name="P1"><text:tab/><text:tab/><text:tab/>for(int i=1;i&lt;5;i++){</text:p>
        <text:p text:style-name="P1"><text:tab/><text:tab/><text:tab/> <text:s text:c="3"/>brenda_waits_mask[i]=</text:p>
        <text:p text:style-name="P1"><text:tab/><text:tab/><text:tab/><text:tab/>Bitmap.createScaledBitmap(brenda_waits_mask[i], x, y, true);</text:p>
        <text:p text:style-name="P1"><text:tab/><text:tab/><text:tab/>}</text:p>
        <text:p text:style-name="P1"><text:tab/><text:tab/></text:p>
        <text:p text:style-name="P1"><text:tab/><text:tab/><text:tab/>for(int i=1;i&lt;5;i++){</text:p>
        <text:p text:style-name="P1"><text:tab/><text:tab/><text:tab/> <text:s text:c="3"/>brenda_r_mask[i]=</text:p>
        <text:p text:style-name="P1"><text:tab/><text:tab/><text:tab/><text:tab/>Bitmap.createScaledBitmap(brenda_r_mask[i], x, y, true);</text:p>
        <text:p text:style-name="P1"><text:tab/><text:tab/><text:tab/>}</text:p>
        <text:p text:style-name="P1"><text:tab/><text:tab/></text:p>
        <text:p text:style-name="P1"><text:tab/><text:tab/><text:tab/>for(int i=1;i&lt;5;i++){</text:p>
        <text:p text:style-name="P1"><text:tab/><text:tab/><text:tab/> <text:s text:c="4"/>brenda_l_mask[i]=</text:p>
        <text:p text:style-name="P1"><text:tab/><text:tab/><text:tab/><text:tab/>Bitmap.createScaledBitmap(brenda_l_mask[i], x, y, true);<text:tab/><text:tab/></text:p>
        <text:p text:style-name="P1"><text:tab/><text:tab/><text:tab/>}</text:p>
        <text:p text:style-name="P1"><text:tab/><text:tab/>}</text:p>
        <text:p text:style-name="P1"><text:tab/><text:tab/></text:p>
        <text:p text:style-name="P1"><text:tab/><text:tab/>{</text:p>
        <text:p text:style-name="P1"><text:tab/><text:tab/><text:tab/>int x = (100*width)/540;</text:p>
        <text:p text:style-name="P1"><text:tab/><text:tab/><text:tab/>int y = (110*width)/540;</text:p>
        <text:p text:style-name="P1"><text:tab/><text:tab/><text:tab/>schirm=Bitmap.createScaledBitmap(schirm, x, y, true);</text:p>
        <text:p text:style-name="P1"><text:tab/><text:tab/>}</text:p>
        <text:p text:style-name="P1"><text:tab/><text:tab/></text:p>
        <text:p text:style-name="P1"><text:tab/><text:tab/>{</text:p>
        <text:p text:style-name="P1"><text:tab/><text:tab/><text:tab/>int x = (width*25)/540;</text:p>
        <text:p text:style-name="P1"><text:tab/><text:tab/><text:tab/>panfloete=Bitmap.createScaledBitmap(panfloete, x, x, true);</text:p>
        <text:p text:style-name="P1"><text:tab/><text:tab/><text:tab/>notes=Bitmap.createScaledBitmap(notes, x, x, true);</text:p>
        <text:p text:style-name="P1"><text:tab/><text:tab/>}</text:p>
        <text:p text:style-name="P1"><text:tab/><text:tab/></text:p>
        <text:p text:style-name="P1"><text:tab/><text:tab/>{</text:p>
        <text:p text:style-name="P1"><text:tab/><text:tab/><text:tab/>int x = (800*width)/540;</text:p>
        <text:p text:style-name="P1"><text:soft-page-break/><text:tab/><text:tab/><text:tab/>int y = (133*width)/540;</text:p>
        <text:p text:style-name="P1"><text:tab/><text:tab/><text:tab/>rain=Bitmap.createScaledBitmap(rain, x, y, true);</text:p>
        <text:p text:style-name="P1"><text:tab/><text:tab/><text:tab/>sourceRectRain = new Rect(0, 0, spriteWidth, rain.getHeight());<text:tab/><text:tab/><text:tab/></text:p>
        <text:p text:style-name="P1"><text:tab/><text:tab/>}</text:p>
        <text:p text:style-name="P1"><text:tab/><text:tab/></text:p>
        <text:p text:style-name="P1"><text:tab/>}</text:p>
        <text:p text:style-name="P1"><text:tab/></text:p>
        <text:p text:style-name="P1"><text:tab/></text:p>
        <text:p text:style-name="P1"><text:tab/>public void setBrendaIsInitialized(boolean b){</text:p>
        <text:p text:style-name="P1"><text:tab/><text:tab/>brendaIsInitialized=b;</text:p>
        <text:p text:style-name="P1"><text:tab/>}</text:p>
        <text:p text:style-name="P1"><text:tab/></text:p>
        <text:p text:style-name="P1"><text:tab/>public boolean getBrendaIsInitialized(){</text:p>
        <text:p text:style-name="P1"><text:tab/><text:tab/>return brendaIsInitialized;</text:p>
        <text:p text:style-name="P1"><text:tab/>}</text:p>
        <text:p text:style-name="P1"><text:tab/></text:p>
        <text:p text:style-name="P1"><text:tab/>public void setXPosition(int x){</text:p>
        <text:p text:style-name="P1"><text:tab/><text:tab/>this.x=x;<text:tab/></text:p>
        <text:p text:style-name="P1"><text:tab/>}</text:p>
        <text:p text:style-name="P1"><text:tab/></text:p>
        <text:p text:style-name="P1"><text:tab/>public void setYPosition(int y){</text:p>
        <text:p text:style-name="P1"><text:tab/><text:tab/>this.y=y;<text:tab/></text:p>
        <text:p text:style-name="P1"><text:tab/>}</text:p>
        <text:p text:style-name="P1"><text:tab/></text:p>
        <text:p text:style-name="P1"><text:tab/>public int getXPosition(){</text:p>
        <text:p text:style-name="P1"><text:tab/><text:tab/>return (this.x+spriteWidth);</text:p>
        <text:p text:style-name="P1"><text:tab/>}</text:p>
        <text:p text:style-name="P1"><text:tab/><text:tab/></text:p>
        <text:p text:style-name="P1"><text:tab/>public int getYPosition(){</text:p>
        <text:p text:style-name="P1"><text:tab/><text:tab/>return this.y;</text:p>
        <text:p text:style-name="P1"><text:tab/>}</text:p>
        <text:p text:style-name="P1"><text:tab/></text:p>
        <text:p text:style-name="P1"/>
        <text:p text:style-name="P1"><text:tab/></text:p>
        <text:p text:style-name="P1"><text:tab/>public void update(long gameTime) {</text:p>
        <text:p text:style-name="P1"><text:tab/><text:tab/>if (gameTime &gt; frameTicker + framePeriod) {</text:p>
        <text:p text:style-name="P1"><text:tab/><text:tab/><text:tab/>frameTicker = gameTime;</text:p>
        <text:p text:style-name="P1"><text:tab/><text:tab/><text:tab/>// increment the frame</text:p>
        <text:p text:style-name="P1"><text:tab/><text:tab/><text:tab/>currentFrame++;</text:p>
        <text:p text:style-name="P1"><text:tab/><text:tab/><text:tab/>if (currentFrame &gt;= frameNr) {</text:p>
        <text:p text:style-name="P1"><text:tab/><text:tab/><text:tab/><text:tab/>currentFrame = 0;</text:p>
        <text:p text:style-name="P1"><text:tab/><text:tab/><text:tab/>}</text:p>
        <text:p text:style-name="P1"><text:tab/><text:tab/>}</text:p>
        <text:p text:style-name="P1"><text:tab/><text:tab/>// define the rectangle to cut out sprite</text:p>
        <text:p text:style-name="P1"><text:tab/><text:tab/>this.sourceRect.left = currentFrame * spriteWidth;</text:p>
        <text:p text:style-name="P1"><text:tab/><text:tab/>this.sourceRect.right = this.sourceRect.left + spriteWidth;</text:p>
        <text:p text:style-name="P1"><text:tab/><text:tab/></text:p>
        <text:p text:style-name="P1"><text:tab/><text:tab/>if(brendaCarriesGoodie){</text:p>
        <text:p text:style-name="P1"><text:tab/><text:tab/><text:tab/></text:p>
        <text:p text:style-name="P1"><text:tab/><text:tab/><text:tab/>if(goodie==ShitMoves.SCHIRM){</text:p>
        <text:p text:style-name="P1"><text:tab/><text:tab/><text:tab/><text:tab/>if(getGoodieTime()==-1)</text:p>
        <text:p text:style-name="P1"><text:tab/><text:tab/><text:tab/><text:tab/><text:tab/>setGoodieTime(gameTime);</text:p>
        <text:p text:style-name="P1"/>
        <text:p text:style-name="P1"><text:tab/><text:tab/><text:tab/><text:tab/>if(getGoodieTime()+8000&lt;=gameTime){</text:p>
        <text:p text:style-name="P1"><text:tab/><text:tab/><text:tab/><text:tab/><text:tab/>brendaCarriesGoodie=false;</text:p>
        <text:p text:style-name="P1"><text:tab/><text:tab/><text:tab/><text:tab/><text:tab/>setGoodieTime(-1);</text:p>
        <text:p text:style-name="P1"><text:tab/><text:tab/><text:tab/><text:tab/>}</text:p>
        <text:p text:style-name="P1"><text:tab/><text:tab/><text:tab/>}</text:p>
        <text:p text:style-name="P1"><text:tab/><text:tab/><text:tab/></text:p>
        <text:p text:style-name="P1"><text:tab/><text:tab/><text:tab/>if(goodie==ShitMoves.PANFLOETE){</text:p>
        <text:p text:style-name="P1"><text:tab/><text:tab/><text:tab/><text:tab/>if(getGoodieTime()==-1){</text:p>
        <text:p text:style-name="P1"><text:tab/><text:tab/><text:tab/><text:tab/><text:tab/>setGoodieTime(gameTime);</text:p>
        <text:p text:style-name="P1"><text:tab/><text:tab/><text:tab/><text:tab/><text:tab/>rain_x=0;</text:p>
        <text:p text:style-name="P1"><text:tab/><text:tab/><text:tab/><text:tab/>}</text:p>
        <text:p text:style-name="P1"><text:tab/><text:tab/><text:tab/><text:tab/></text:p>
        <text:p text:style-name="P1"><text:tab/><text:tab/><text:tab/><text:tab/>if(getGoodieTime()+3500&lt;gameTime){</text:p>
        <text:p text:style-name="P1"><text:tab/><text:tab/><text:tab/><text:tab/><text:tab/>it_is_raining=true;</text:p>
        <text:p text:style-name="P1"><text:tab/><text:tab/><text:tab/><text:tab/>}</text:p>
        <text:p text:style-name="P1"><text:tab/><text:tab/><text:tab/><text:tab/></text:p>
        <text:p text:style-name="P1"><text:tab/><text:tab/><text:tab/><text:tab/>if(getGoodieTime()+7000&lt;gameTime){</text:p>
        <text:p text:style-name="P1"><text:tab/><text:tab/><text:tab/><text:tab/><text:tab/>brendaCarriesGoodie=false;</text:p>
        <text:p text:style-name="P1"><text:tab/><text:tab/><text:tab/><text:tab/><text:tab/>it_is_raining=false;</text:p>
        <text:p text:style-name="P1"><text:tab/><text:tab/><text:tab/><text:tab/><text:tab/>if(getShitMaskState()&gt;0){</text:p>
        <text:p text:style-name="P1"><text:tab/><text:tab/><text:tab/><text:tab/><text:tab/><text:tab/>setShitMaskState(getShitMaskState() - 1);</text:p>
        <text:p text:style-name="P1"><text:tab/><text:tab/><text:tab/><text:tab/><text:tab/>}</text:p>
        <text:p text:style-name="P1"><text:tab/><text:tab/><text:tab/><text:tab/><text:tab/>increaseSpeed(1);</text:p>
        <text:p text:style-name="P1"><text:tab/><text:tab/><text:tab/><text:tab/><text:tab/>setGoodieTime(-1);</text:p>
        <text:p text:style-name="P1"><text:tab/><text:tab/><text:tab/><text:tab/>}</text:p>
        <text:p text:style-name="P1"><text:tab/><text:tab/><text:tab/><text:tab/></text:p>
        <text:p text:style-name="P1"><text:tab/><text:tab/><text:tab/><text:tab/>if(it_is_raining){</text:p>
        <text:p text:style-name="P1"><text:tab/><text:tab/><text:tab/><text:tab/><text:tab/>this.sourceRectRain.left = this.sourceRect.left;</text:p>
        <text:p text:style-name="P1"><text:tab/><text:tab/><text:tab/><text:tab/><text:tab/>this.sourceRectRain.right = this.sourceRect.right;</text:p>
        <text:p text:style-name="P1"><text:tab/><text:tab/><text:tab/><text:tab/>}</text:p>
        <text:p text:style-name="P1"><text:tab/><text:tab/><text:tab/><text:tab/></text:p>
        <text:p text:style-name="P1"><text:tab/><text:tab/><text:tab/><text:tab/>//angle für wackelnde noten</text:p>
        <text:p text:style-name="P1"><text:tab/><text:tab/><text:tab/><text:tab/>if(angle&lt;5){</text:p>
        <text:p text:style-name="P1"><text:tab/><text:tab/><text:tab/><text:tab/><text:tab/>angle++; </text:p>
        <text:p text:style-name="P1"><text:tab/><text:tab/><text:tab/><text:tab/>}</text:p>
        <text:p text:style-name="P1"><text:tab/><text:tab/><text:tab/><text:tab/>else {</text:p>
        <text:p text:style-name="P1"><text:tab/><text:tab/><text:tab/><text:tab/><text:tab/>angle=-5;</text:p>
        <text:p text:style-name="P1"><text:tab/><text:tab/><text:tab/><text:tab/>}</text:p>
        <text:p text:style-name="P1"><text:tab/><text:tab/><text:tab/><text:tab/></text:p>
        <text:p text:style-name="P1"><text:tab/><text:tab/><text:tab/><text:tab/>if(notes_x%2!=0){</text:p>
        <text:p text:style-name="P1"><text:tab/><text:tab/><text:tab/><text:tab/><text:tab/>notes_x++; </text:p>
        <text:p text:style-name="P1"><text:tab/><text:tab/><text:tab/><text:tab/><text:tab/>notes_y++;</text:p>
        <text:p text:style-name="P1"><text:tab/><text:tab/><text:tab/><text:tab/>}</text:p>
        <text:p text:style-name="P1"><text:tab/><text:tab/><text:tab/><text:tab/>else {</text:p>
        <text:p text:style-name="P1"><text:tab/><text:tab/><text:tab/><text:tab/><text:tab/>notes_x--; </text:p>
        <text:p text:style-name="P1"><text:tab/><text:tab/><text:tab/><text:tab/><text:tab/>notes_y--;</text:p>
        <text:p text:style-name="P1"><text:tab/><text:tab/><text:tab/><text:tab/>}</text:p>
        <text:p text:style-name="P1"/>
        <text:p text:style-name="P1"><text:tab/><text:tab/><text:tab/>}<text:tab/></text:p>
        <text:p text:style-name="P1"><text:tab/><text:tab/>} </text:p>
        <text:p text:style-name="P1"><text:tab/><text:tab/></text:p>
        <text:p text:style-name="P1"><text:tab/><text:tab/>if(getHitByShit()==true){</text:p>
        <text:p text:style-name="P1"><text:tab/><text:tab/><text:tab/></text:p>
        <text:p text:style-name="P1"><text:tab/><text:tab/><text:tab/>setMode(BRENDA_WAS_HIT);</text:p>
        <text:p text:style-name="P1"><text:tab/><text:tab/><text:tab/><text:tab/></text:p>
        <text:p text:style-name="P1"><text:tab/><text:tab/><text:tab/>if(decreaseSpeedTime==-1){</text:p>
        <text:p text:style-name="P1"><text:tab/><text:tab/><text:tab/><text:tab/>decreaseSpeedTime=gameTime;</text:p>
        <text:p text:style-name="P1"><text:soft-page-break/><text:tab/><text:tab/><text:tab/><text:tab/>decreaseSpeed(1);</text:p>
        <text:p text:style-name="P1"><text:tab/><text:tab/><text:tab/><text:tab/>if(getShitMaskState() &lt; 4){</text:p>
        <text:p text:style-name="P1"><text:tab/><text:tab/><text:tab/><text:tab/><text:tab/>setShitMaskState(getShitMaskState() + 1);</text:p>
        <text:p text:style-name="P1"><text:tab/><text:tab/><text:tab/><text:tab/>}</text:p>
        <text:p text:style-name="P1"><text:tab/><text:tab/><text:tab/><text:tab/>setHitCounter(getHitCounter() + 1);</text:p>
        <text:p text:style-name="P1"><text:tab/><text:tab/><text:tab/><text:tab/>Log.i("BrendaMoves","Brenda HitCounter="+getHitCounter());</text:p>
        <text:p text:style-name="P1"><text:tab/><text:tab/><text:tab/>}</text:p>
        <text:p text:style-name="P1"><text:tab/><text:tab/></text:p>
        <text:p text:style-name="P1"><text:tab/><text:tab/><text:tab/>if(decreaseSpeedTime+200&lt;gameTime){</text:p>
        <text:p text:style-name="P1"><text:tab/><text:tab/><text:tab/><text:tab/>setMode(BRENDA_WAITS);</text:p>
        <text:p text:style-name="P1"><text:tab/><text:tab/><text:tab/><text:tab/>decreaseSpeedTime=-1;</text:p>
        <text:p text:style-name="P1"><text:tab/><text:tab/><text:tab/><text:tab/>setHitByShit(false);</text:p>
        <text:p text:style-name="P1"><text:tab/><text:tab/><text:tab/>}</text:p>
        <text:p text:style-name="P1"><text:tab/><text:tab/>}</text:p>
        <text:p text:style-name="P1"><text:tab/><text:tab/></text:p>
        <text:p text:style-name="P1"><text:tab/><text:tab/>if(getOMGPigeon()){</text:p>
        <text:p text:style-name="P1"><text:tab/><text:tab/><text:tab/>if(omgTime==-1){</text:p>
        <text:p text:style-name="P1"><text:tab/><text:tab/><text:tab/><text:tab/>omgTime=gameTime;</text:p>
        <text:p text:style-name="P1"><text:tab/><text:tab/><text:tab/>}</text:p>
        <text:p text:style-name="P1"><text:tab/><text:tab/><text:tab/>if(omgTime+1200&lt;gameTime){</text:p>
        <text:p text:style-name="P1"><text:tab/><text:tab/><text:tab/><text:tab/>setOMGPigeon(false);</text:p>
        <text:p text:style-name="P1"><text:tab/><text:tab/><text:tab/>}</text:p>
        <text:p text:style-name="P1"><text:tab/><text:tab/>}</text:p>
        <text:p text:style-name="P1"><text:tab/><text:tab/></text:p>
        <text:p text:style-name="P1"><text:tab/>}</text:p>
        <text:p text:style-name="P1"><text:tab/></text:p>
        <text:p text:style-name="P1"/>
        <text:p text:style-name="P1"><text:tab/>public void setMode(int m){</text:p>
        <text:p text:style-name="P1"><text:tab/><text:tab/>mode=m;</text:p>
        <text:p text:style-name="P1"><text:tab/>}</text:p>
        <text:p text:style-name="P1"><text:tab/></text:p>
        <text:p text:style-name="P1"><text:tab/>public int getMode(){</text:p>
        <text:p text:style-name="P1"><text:tab/><text:tab/>return mode;</text:p>
        <text:p text:style-name="P1"><text:tab/>}</text:p>
        <text:p text:style-name="P1"><text:tab/></text:p>
        <text:p text:style-name="P1"><text:tab/>public void setSpeed(double d){</text:p>
        <text:p text:style-name="P1"><text:tab/><text:tab/>this.speed=d;</text:p>
        <text:p text:style-name="P1"><text:tab/>}</text:p>
        <text:p text:style-name="P1"><text:tab/></text:p>
        <text:p text:style-name="P1"><text:tab/>public void setCurrentSpeed(double d){</text:p>
        <text:p text:style-name="P1"><text:tab/><text:tab/>this.current_speed=d;</text:p>
        <text:p text:style-name="P1"><text:tab/>}</text:p>
        <text:p text:style-name="P1"/>
        <text:p text:style-name="P1"><text:tab/>public void increaseSpeed(double d){</text:p>
        <text:p text:style-name="P1"><text:tab/><text:tab/>if(this.speed+d &lt;= speedmax ){</text:p>
        <text:p text:style-name="P1"><text:tab/><text:tab/><text:tab/>this.speed=this.speed+d;</text:p>
        <text:p text:style-name="P1"><text:tab/><text:tab/>}</text:p>
        <text:p text:style-name="P1"><text:tab/><text:tab/>if(this.speed+d&gt;speedmax){</text:p>
        <text:p text:style-name="P1"><text:tab/><text:tab/><text:tab/>this.speed=speedmax;</text:p>
        <text:p text:style-name="P1"><text:tab/><text:tab/>}</text:p>
        <text:p text:style-name="P1"><text:tab/>}</text:p>
        <text:p text:style-name="P1"><text:tab/></text:p>
        <text:p text:style-name="P1"><text:tab/>public void decreaseSpeed(double d){</text:p>
        <text:p text:style-name="P1"><text:tab/><text:tab/>if(this.speed-d &gt; 0){</text:p>
        <text:p text:style-name="P1"><text:tab/><text:tab/><text:tab/>this.speed=this.speed-d;</text:p>
        <text:p text:style-name="P1"><text:tab/><text:tab/>} </text:p>
        <text:p text:style-name="P1"><text:tab/><text:tab/>if(this.speed-d&lt;=0){</text:p>
        <text:p text:style-name="P1"><text:tab/><text:tab/><text:tab/>this.speed=0;</text:p>
        <text:p text:style-name="P1"><text:tab/><text:tab/><text:tab/>setBrendaIsFrozen(true);</text:p>
        <text:p text:style-name="P1"><text:tab/><text:tab/>}</text:p>
        <text:p text:style-name="P1"><text:tab/>}</text:p>
        <text:p text:style-name="P1"><text:tab/></text:p>
        <text:p text:style-name="P1"><text:tab/>public double getSpeed(){</text:p>
        <text:p text:style-name="P1"><text:tab/><text:tab/>return this.speed;</text:p>
        <text:p text:style-name="P1"><text:tab/>}</text:p>
        <text:p text:style-name="P1"><text:tab/></text:p>
        <text:p text:style-name="P1"><text:tab/>public void changePosition(float displaywidth){</text:p>
        <text:p text:style-name="P1"><text:tab/><text:tab/>if((x+current_speed)&gt;=-spriteWidth/3 &amp;&amp; </text:p>
        <text:p text:style-name="P1"><text:tab/><text:tab/><text:tab/>(x+current_speed)&lt;=displaywidth-(spriteWidth-spriteWidth/3))</text:p>
        <text:p text:style-name="P1"><text:tab/><text:tab/><text:tab/>x=x+(int)current_speed;</text:p>
        <text:p text:style-name="P1"><text:tab/>}</text:p>
        <text:p text:style-name="P1"><text:tab/></text:p>
        <text:p text:style-name="P1"><text:tab/>public void draw(Canvas canvas) {</text:p>
        <text:p text:style-name="P1"><text:tab/><text:tab/></text:p>
        <text:p text:style-name="P1"><text:tab/><text:tab/>switch(mode){</text:p>
        <text:p text:style-name="P1"><text:tab/><text:tab/>case BRENDA_WAITS: </text:p>
        <text:p text:style-name="P1"><text:tab/><text:tab/>Rect destRect = new Rect(x, y, x + spriteWidth, y + spriteHeight);</text:p>
        <text:p text:style-name="P1"><text:tab/><text:tab/>canvas.drawBitmap(bitmap_waits, sourceRect, destRect, null);</text:p>
        <text:p text:style-name="P1"><text:tab/><text:tab/>canvas.drawBitmap(addShitMask(BRENDA_WAITS), sourceRect, destRect, null);</text:p>
        <text:p text:style-name="P1"><text:tab/><text:tab/>break;</text:p>
        <text:p text:style-name="P1"><text:tab/><text:tab/></text:p>
        <text:p text:style-name="P1"><text:tab/><text:tab/>case BRENDA_RUNS_RIGHT: </text:p>
        <text:p text:style-name="P1"><text:tab/><text:tab/>Rect destRect0 = new Rect(x, y, x + spriteWidth, y + spriteHeight);</text:p>
        <text:p text:style-name="P1"><text:tab/><text:tab/>canvas.drawBitmap(bitmap_runs_left, sourceRect, destRect0, null);</text:p>
        <text:p text:style-name="P1"><text:tab/><text:tab/>canvas.drawBitmap(addShitMask(BRENDA_RUNS_RIGHT), sourceRect, destRect0, null);</text:p>
        <text:p text:style-name="P1"><text:tab/><text:tab/>break;</text:p>
        <text:p text:style-name="P1"/>
        <text:p text:style-name="P1"><text:tab/><text:tab/>case BRENDA_RUNS_LEFT: </text:p>
        <text:p text:style-name="P1"><text:tab/><text:tab/>Rect destRect1 = new Rect(x, y, x + spriteWidth, y + spriteHeight);</text:p>
        <text:p text:style-name="P1"><text:tab/><text:tab/>canvas.drawBitmap(bitmap_runs_right, sourceRect, destRect1, null);</text:p>
        <text:p text:style-name="P1"><text:tab/><text:tab/>canvas.drawBitmap(addShitMask(BRENDA_RUNS_LEFT), sourceRect, destRect1, null);</text:p>
        <text:p text:style-name="P1"><text:tab/><text:tab/>break;</text:p>
        <text:p text:style-name="P1"/>
        <text:p text:style-name="P1"><text:tab/><text:tab/>case BRENDA_WAS_HIT: </text:p>
        <text:p text:style-name="P1"><text:tab/><text:tab/>break; </text:p>
        <text:p text:style-name="P1"><text:tab/><text:tab/>}</text:p>
        <text:p text:style-name="P1"/>
        <text:p text:style-name="P1"><text:tab/><text:tab/>if(brendaCarriesGoodie==true){</text:p>
        <text:p text:style-name="P1"><text:tab/><text:tab/><text:tab/>switch(goodie){</text:p>
        <text:p text:style-name="P1"><text:tab/><text:tab/><text:tab/>case ShitMoves.SCHIRM:</text:p>
        <text:p text:style-name="P1"><text:tab/><text:tab/><text:tab/><text:tab/>switch(mode){</text:p>
        <text:p text:style-name="P1"><text:tab/><text:tab/><text:tab/><text:tab/>case BRENDA_WAITS: </text:p>
        <text:p text:style-name="P1"><text:tab/><text:tab/><text:tab/><text:tab/><text:tab/>canvas.drawBitmap(schirm, x, y-25, null);</text:p>
        <text:p text:style-name="P1"><text:tab/><text:tab/><text:tab/><text:tab/>break;</text:p>
        <text:p text:style-name="P1"><text:tab/><text:tab/><text:tab/><text:tab/>case BRENDA_RUNS_RIGHT: </text:p>
        <text:p text:style-name="P1"><text:tab/><text:tab/><text:tab/><text:tab/><text:tab/>canvas.drawBitmap(schirm, x-38, y-25, null);</text:p>
        <text:p text:style-name="P1"><text:tab/><text:tab/><text:tab/><text:tab/>break;</text:p>
        <text:p text:style-name="P1"><text:tab/><text:tab/><text:tab/><text:tab/>case BRENDA_RUNS_LEFT: </text:p>
        <text:p text:style-name="P1"><text:tab/><text:tab/><text:tab/><text:tab/><text:tab/>canvas.drawBitmap(schirm, x+28, y-25, null);</text:p>
        <text:p text:style-name="P1"><text:tab/><text:tab/><text:tab/><text:tab/>break;</text:p>
        <text:p text:style-name="P1"><text:soft-page-break/><text:tab/><text:tab/><text:tab/><text:tab/>}</text:p>
        <text:p text:style-name="P1"><text:tab/><text:tab/><text:tab/>break;</text:p>
        <text:p text:style-name="P1"><text:tab/><text:tab/><text:tab/></text:p>
        <text:p text:style-name="P1">case ShitMoves.PANFLOETE:</text:p>
        <text:p text:style-name="P1"><text:tab/>switch(mode){</text:p>
        <text:p text:style-name="P1"><text:tab/>case BRENDA_WAITS: </text:p>
        <text:p text:style-name="P1"><text:tab/><text:tab/>canvas.drawBitmap(panfloete, x+45, y+45, null);</text:p>
        <text:p text:style-name="P1"><text:tab/><text:tab/><text:tab/>if(it_is_raining){</text:p>
        <text:p text:style-name="P1"><text:tab/><text:tab/><text:tab/><text:tab/>if(rain_x&gt;=x){</text:p>
        <text:p text:style-name="P2"><text:tab/><text:tab/><text:tab/><text:tab/><text:tab/>Rect destRect1 = new Rect(</text:p>
        <text:p text:style-name="P2"><text:tab/><text:tab/><text:tab/><text:tab/><text:tab/><text:tab/>x, </text:p>
        <text:p text:style-name="P2"><text:tab/><text:tab/><text:tab/><text:tab/><text:tab/><text:tab/>y-55, </text:p>
        <text:p text:style-name="P2"><text:tab/><text:tab/><text:tab/><text:tab/><text:tab/><text:tab/>x + spriteWidth, </text:p>
        <text:p text:style-name="P2"><text:tab/><text:tab/><text:tab/><text:tab/><text:tab/><text:tab/>y + rain.getHeight()-55);</text:p>
        <text:p text:style-name="P2"><text:tab/><text:tab/><text:tab/><text:tab/><text:tab/>canvas.drawBitmap(</text:p>
        <text:p text:style-name="P2"><text:tab/><text:tab/><text:tab/><text:tab/><text:tab/><text:tab/>rain, sourceRectRain, destRect1, null);</text:p>
        <text:p text:style-name="P1"><text:tab/><text:tab/><text:tab/><text:tab/><text:tab/>} else {</text:p>
        <text:p text:style-name="P1"><text:tab/><text:tab/><text:tab/><text:tab/><text:tab/>rain_x+=5;</text:p>
        <text:p text:style-name="P2"><text:tab/><text:tab/><text:tab/><text:tab/><text:tab/>Rect destRect1 = new Rect(</text:p>
        <text:p text:style-name="P2"><text:tab/><text:tab/><text:tab/><text:tab/><text:tab/><text:tab/>rain_x, </text:p>
        <text:p text:style-name="P2"><text:tab/><text:tab/><text:tab/><text:tab/><text:tab/><text:tab/>y-55, </text:p>
        <text:p text:style-name="P2"><text:tab/><text:tab/><text:tab/><text:tab/><text:tab/><text:tab/>rain_x + spriteWidth, </text:p>
        <text:p text:style-name="P2"><text:tab/><text:tab/><text:tab/><text:tab/><text:tab/><text:tab/>y + rain.getHeight()-55);</text:p>
        <text:p text:style-name="P2"><text:tab/><text:tab/><text:tab/><text:tab/><text:tab/>canvas.drawBitmap(</text:p>
        <text:p text:style-name="P2"><text:tab/><text:tab/><text:tab/><text:tab/><text:tab/><text:tab/>rain, sourceRectRain, destRect1, null);</text:p>
        <text:p text:style-name="P1"><text:tab/><text:tab/><text:tab/><text:tab/><text:tab/>}</text:p>
        <text:p text:style-name="P2"><text:tab/><text:tab/><text:tab/>} else</text:p>
        <text:p text:style-name="P2"><text:tab/><text:tab/><text:tab/>canvas.drawBitmap( rotateBitmap(notes,angle), </text:p>
        <text:p text:style-name="P2"><text:tab/><text:tab/><text:tab/><text:tab/>x+60+notes_x, y-45+notes_y, null);</text:p>
        <text:p text:style-name="P1"><text:tab/>break;</text:p>
        <text:p text:style-name="P1"/>
        <text:p text:style-name="P1"><text:tab/>case BRENDA_RUNS_RIGHT: </text:p>
        <text:p text:style-name="P1"><text:tab/>canvas.drawBitmap(panfloete, x+5, y+45, null);</text:p>
        <text:p text:style-name="P1"><text:tab/>if(it_is_raining){</text:p>
        <text:p text:style-name="P1"><text:tab/><text:tab/>if(rain_x&gt;=x){</text:p>
        <text:p text:style-name="P1"><text:tab/><text:tab/><text:tab/>Rect destRect1 = new Rect(x, y-55, x + spriteWidth, y + rain.getHeight()-55);<text:tab/><text:tab/><text:tab/><text:tab/>canvas.drawBitmap(rain, sourceRectRain, destRect1, null);</text:p>
        <text:p text:style-name="P1"><text:tab/><text:tab/>} else {</text:p>
        <text:p text:style-name="P1"><text:tab/><text:tab/><text:tab/>rain_x+=5;</text:p>
        <text:p text:style-name="P2"><text:tab/><text:tab/><text:tab/>Rect destRect1 = </text:p>
        <text:p text:style-name="P2"><text:tab/><text:tab/><text:tab/><text:tab/>new Rect(rain_x, y-55, rain_x + spriteWidth, y + rain.getHeight()-55);</text:p>
        <text:p text:style-name="P1"><text:tab/><text:tab/><text:tab/>canvas.drawBitmap(rain, sourceRectRain, destRect1, null);</text:p>
        <text:p text:style-name="P1"><text:tab/><text:tab/>}</text:p>
        <text:p text:style-name="P1"><text:tab/>} else</text:p>
        <text:p text:style-name="P1"><text:tab/>canvas.drawBitmap(rotateBitmap(notes,angle), x+22+notes_x, y-45+notes_y, null);</text:p>
        <text:p text:style-name="P1"><text:tab/>break;</text:p>
        <text:p text:style-name="P1"/>
        <text:p text:style-name="P1"><text:span text:style-name="T1"><text:tab/>c</text:span>ase BRENDA_RUNS_LEFT: </text:p>
        <text:p text:style-name="P1"><text:tab/>canvas.drawBitmap(panfloete, x+73, y+45, null);</text:p>
        <text:p text:style-name="P1"><text:tab/>if(it_is_raining){</text:p>
        <text:p text:style-name="P1"><text:tab/><text:tab/>if(rain_x&gt;=x){</text:p>
        <text:p text:style-name="P1"><text:tab/><text:tab/><text:tab/>Rect destRect1 = new Rect(x, y-55, x + spriteWidth, y + rain.getHeight()-55);</text:p>
        <text:p text:style-name="P1"><text:tab/><text:tab/><text:tab/>canvas.drawBitmap(rain, sourceRectRain, destRect1, null);</text:p>
        <text:p text:style-name="P1"><text:tab/><text:tab/>} else {</text:p>
        <text:p text:style-name="P1"><text:tab/><text:tab/><text:tab/>rain_x+=5;</text:p>
        <text:p text:style-name="P1"><text:tab/><text:tab/>Rect destRect1 = new Rect(rain_x, y-55, rain_x + spriteWidth, y + rain.getHeight()-55);</text:p>
        <text:p text:style-name="P1"><text:tab/><text:tab/>canvas.drawBitmap(rain, sourceRectRain, destRect1, null);</text:p>
        <text:p text:style-name="P1"><text:tab/>}</text:p>
        <text:p text:style-name="P1">} else</text:p>
        <text:p text:style-name="P1"><text:tab/>canvas.drawBitmap(rotateBitmap(notes,angle), x+88+notes_x, y-45+notes_y, null);</text:p>
        <text:p text:style-name="P1">break;</text:p>
        <text:p text:style-name="P1">}</text:p>
        <text:p text:style-name="P1"><text:tab/><text:tab/><text:tab/></text:p>
        <text:p text:style-name="P1">break;</text:p>
        <text:p text:style-name="P1">}</text:p>
        <text:p text:style-name="P1"><text:tab/><text:tab/></text:p>
        <text:p text:style-name="P3">}</text:p>
        <text:p text:style-name="P1"><text:tab/></text:p>
        <text:p text:style-name="P1"><text:tab/><text:tab/>if(getBored()==true){</text:p>
        <text:p text:style-name="P1"><text:tab/><text:tab/>switch (getStateOfBeingBored()){</text:p>
        <text:p text:style-name="P1"><text:tab/><text:tab/><text:tab/>case 1:<text:tab/>canvas.drawText("I'm bored.", x+10, y-15, paint);</text:p>
        <text:p text:style-name="P1"><text:tab/><text:tab/><text:tab/>break;</text:p>
        <text:p text:style-name="P1"><text:tab/><text:tab/><text:tab/>case 2:<text:tab/>canvas.drawText("What could I possibly do!?", x+7, y-16, paint);</text:p>
        <text:p text:style-name="P1"><text:tab/><text:tab/><text:tab/>break;</text:p>
        <text:p text:style-name="P1"><text:tab/><text:tab/><text:tab/>case 3:<text:tab/></text:p>
        <text:p text:style-name="P1"><text:tab/><text:tab/><text:tab/>if(brendaCarriesAPommes || hasCarriedAPommes) {</text:p>
        <text:p text:style-name="P1"><text:tab/><text:tab/><text:tab/><text:tab/>canvas.drawText("This frie is really groce!", x+8, y-17, paint);</text:p>
        <text:p text:style-name="P1"><text:tab/><text:tab/><text:tab/><text:tab/>hasCarriedAPommes=true;</text:p>
        <text:p text:style-name="P1"><text:tab/><text:tab/><text:tab/>}</text:p>
        <text:p text:style-name="P1"><text:tab/><text:tab/><text:tab/>else </text:p>
        <text:p text:style-name="P1"><text:tab/><text:tab/><text:tab/>canvas.drawText("That frie over there looks really groce!", x+8, y-17, paint);</text:p>
        <text:p text:style-name="P1"><text:tab/><text:tab/><text:tab/>break;</text:p>
        <text:p text:style-name="P1"><text:tab/><text:tab/><text:tab/>default:</text:p>
        <text:p text:style-name="P1"><text:tab/><text:tab/><text:tab/>break;</text:p>
        <text:p text:style-name="P1"><text:tab/><text:tab/><text:tab/>}</text:p>
        <text:p text:style-name="P1"><text:tab/><text:tab/>}</text:p>
        <text:p text:style-name="P1"><text:tab/><text:tab/></text:p>
        <text:p text:style-name="P1"><text:tab/><text:tab/>if(getOMGPigeon()==true){</text:p>
        <text:p text:style-name="P1"><text:tab/><text:tab/><text:tab/>canvas.drawText("Oh no! I hate pigeons!!", x+4, y-15, paint);</text:p>
        <text:p text:style-name="P1"><text:tab/><text:tab/>}</text:p>
        <text:p text:style-name="P1"><text:tab/>}</text:p>
        <text:p text:style-name="P1"><text:tab/></text:p>
        <text:p text:style-name="P1"><text:tab/>public void setOMGPigeon(boolean b){</text:p>
        <text:p text:style-name="P1"><text:tab/><text:tab/>omgPigeon = b;</text:p>
        <text:p text:style-name="P1"><text:tab/>}</text:p>
        <text:p text:style-name="P1"><text:tab/></text:p>
        <text:p text:style-name="P1"><text:tab/>public boolean getOMGPigeon(){</text:p>
        <text:p text:style-name="P1"><text:tab/><text:tab/>return omgPigeon;</text:p>
        <text:p text:style-name="P1"><text:tab/>}</text:p>
        <text:p text:style-name="P1"><text:tab/></text:p>
        <text:p text:style-name="P1"><text:tab/>private Bitmap rotateBitmap(Bitmap source, float angle)<text:tab/> {</text:p>
        <text:p text:style-name="P1"><text:tab/><text:tab/>Matrix matrix = new Matrix();</text:p>
        <text:p text:style-name="P1"><text:tab/><text:tab/>matrix.postRotate(angle);</text:p>
        <text:p text:style-name="P1"><text:tab/><text:tab/>return Bitmap.createBitmap(</text:p>
        <text:p text:style-name="P1"><text:tab/><text:tab/><text:tab/>source, 0, 0, source.getWidth(), source.getHeight(), matrix, true);</text:p>
        <text:p text:style-name="P1"><text:tab/>}</text:p>
        <text:p text:style-name="P1"><text:tab/></text:p>
        <text:p text:style-name="P1"><text:tab/></text:p>
        <text:p text:style-name="P1"><text:tab/>private Bitmap addShitMask(int m){</text:p>
        <text:p text:style-name="P1"><text:tab/><text:tab/></text:p>
        <text:p text:style-name="P1"><text:soft-page-break/><text:tab/><text:tab/>switch(m){</text:p>
        <text:p text:style-name="P1"><text:tab/><text:tab/><text:tab/>case BRENDA_WAITS:</text:p>
        <text:p text:style-name="P1"><text:tab/><text:tab/><text:tab/><text:tab/>return brenda_waits_mask[getShitMaskState()];<text:tab/><text:tab/></text:p>
        <text:p text:style-name="P1"><text:tab/><text:tab/><text:tab/>case BRENDA_RUNS_RIGHT:</text:p>
        <text:p text:style-name="P1"><text:tab/><text:tab/><text:tab/><text:tab/>return brenda_l_mask[getShitMaskState()];<text:tab/><text:tab/></text:p>
        <text:p text:style-name="P1"><text:tab/><text:tab/><text:tab/>case BRENDA_RUNS_LEFT:</text:p>
        <text:p text:style-name="P1"><text:tab/><text:tab/><text:tab/><text:tab/>return brenda_r_mask[getShitMaskState()];<text:tab/><text:tab/></text:p>
        <text:p text:style-name="P1"><text:tab/><text:tab/>}</text:p>
        <text:p text:style-name="P1"><text:tab/><text:tab/></text:p>
        <text:p text:style-name="P1"><text:tab/><text:tab/>return brenda_waits_mask[0]; //leere ShitMask</text:p>
        <text:p text:style-name="P1"><text:tab/>}</text:p>
        <text:p text:style-name="P1"><text:tab/></text:p>
        <text:p text:style-name="P1"><text:tab/>public boolean hasThrownThePommes() {</text:p>
        <text:p text:style-name="P2"><text:tab/><text:tab/>if(brendaIsFrozen==false &amp;&amp; </text:p>
        <text:p text:style-name="P2"><text:tab/><text:tab/><text:tab/>brendaCarriesAPommes==true &amp;&amp; </text:p>
        <text:p text:style-name="P2"><text:tab/><text:tab/><text:tab/>brendaWantsToThrowThePommes==true)</text:p>
        <text:p text:style-name="P1"><text:tab/><text:tab/><text:tab/>return true;</text:p>
        <text:p text:style-name="P1"><text:tab/><text:tab/>else return false;</text:p>
        <text:p text:style-name="P1"><text:tab/>}</text:p>
        <text:p text:style-name="P1"/>
        <text:p text:style-name="P1"><text:tab/>public void setWantsToThrowThePommes(boolean b) {</text:p>
        <text:p text:style-name="P1"><text:tab/><text:tab/>brendaWantsToThrowThePommes=b;</text:p>
        <text:p text:style-name="P1"><text:tab/>}</text:p>
        <text:p text:style-name="P1"/>
        <text:p text:style-name="P1"><text:tab/>public void setCarriesAPommes(boolean b) {</text:p>
        <text:p text:style-name="P1"><text:tab/><text:tab/>brendaCarriesAPommes=b;</text:p>
        <text:p text:style-name="P1"><text:tab/>}</text:p>
        <text:p text:style-name="P1"/>
        <text:p text:style-name="P1"><text:tab/>public boolean getCarriesAPommes() {</text:p>
        <text:p text:style-name="P1"><text:tab/><text:tab/>return brendaCarriesAPommes;</text:p>
        <text:p text:style-name="P1"><text:tab/>}</text:p>
        <text:p text:style-name="P1"/>
        <text:p text:style-name="P1"><text:tab/>public void setHitByShit(boolean b) {</text:p>
        <text:p text:style-name="P1"><text:tab/><text:tab/>brendaWasHit=b;</text:p>
        <text:p text:style-name="P1"><text:tab/>}</text:p>
        <text:p text:style-name="P1"><text:tab/></text:p>
        <text:p text:style-name="P1"><text:tab/>public boolean getHitByShit() {</text:p>
        <text:p text:style-name="P1"><text:tab/><text:tab/>return brendaWasHit;</text:p>
        <text:p text:style-name="P1"><text:tab/>}</text:p>
        <text:p text:style-name="P1"/>
        <text:p text:style-name="P1"><text:tab/>public int getShitMaskState() {</text:p>
        <text:p text:style-name="P1"><text:tab/><text:tab/>return shitMaskState;</text:p>
        <text:p text:style-name="P1"><text:tab/>}</text:p>
        <text:p text:style-name="P1"/>
        <text:p text:style-name="P1"><text:tab/>public void setShitMaskState(int shitMaskState) {</text:p>
        <text:p text:style-name="P1"><text:tab/><text:tab/>this.shitMaskState = shitMaskState;</text:p>
        <text:p text:style-name="P1"><text:tab/>}</text:p>
        <text:p text:style-name="P1"/>
        <text:p text:style-name="P1"><text:tab/>public int getHitCounter() {</text:p>
        <text:p text:style-name="P1"><text:tab/><text:tab/>return hit_counter;</text:p>
        <text:p text:style-name="P1"><text:tab/>}</text:p>
        <text:p text:style-name="P1"/>
        <text:p text:style-name="P1"><text:tab/>public void setHitCounter(int hit_counter) {</text:p>
        <text:p text:style-name="P1"><text:tab/><text:tab/>this.hit_counter = hit_counter;</text:p>
        <text:p text:style-name="P1"><text:tab/>}</text:p>
        <text:p text:style-name="P1"/>
        <text:p text:style-name="P1"><text:tab/>public void setBored(boolean b) {</text:p>
        <text:p text:style-name="P1"><text:tab/><text:tab/>bored=b;</text:p>
        <text:p text:style-name="P1"><text:tab/>}</text:p>
        <text:p text:style-name="P1"><text:tab/>public boolean getBored() {</text:p>
        <text:p text:style-name="P1"><text:tab/><text:tab/>return bored;</text:p>
        <text:p text:style-name="P1"><text:tab/>}</text:p>
        <text:p text:style-name="P1"><text:tab/></text:p>
        <text:p text:style-name="P1"><text:tab/>public void increaseStateOfBeingBored() {</text:p>
        <text:p text:style-name="P1"><text:tab/><text:tab/>if(this.bored_mode&lt;3)</text:p>
        <text:p text:style-name="P1"><text:tab/><text:tab/><text:tab/>this.bored_mode++;</text:p>
        <text:p text:style-name="P1"><text:tab/><text:tab/>else this.bored_mode=1;</text:p>
        <text:p text:style-name="P1"><text:tab/>}</text:p>
        <text:p text:style-name="P1"><text:tab/>public int getStateOfBeingBored() {</text:p>
        <text:p text:style-name="P1"><text:tab/><text:tab/>return this.bored_mode;</text:p>
        <text:p text:style-name="P1"><text:tab/>}</text:p>
        <text:p text:style-name="P1"/>
        <text:p text:style-name="P1"><text:tab/>public boolean isBrendaIsFrozen() {</text:p>
        <text:p text:style-name="P1"><text:tab/><text:tab/>return brendaIsFrozen;</text:p>
        <text:p text:style-name="P1"><text:tab/>}</text:p>
        <text:p text:style-name="P1"/>
        <text:p text:style-name="P1"><text:tab/>public void setBrendaIsFrozen(boolean brendaIsFrozen) {</text:p>
        <text:p text:style-name="P1"><text:tab/><text:tab/>this.brendaIsFrozen = brendaIsFrozen;</text:p>
        <text:p text:style-name="P1"><text:tab/>}</text:p>
        <text:p text:style-name="P1"><text:tab/></text:p>
        <text:p text:style-name="P1"><text:tab/>public void setGoodie(int goodie) {</text:p>
        <text:p text:style-name="P1"><text:tab/><text:tab/>this.goodie=goodie;</text:p>
        <text:p text:style-name="P1"><text:tab/>}</text:p>
        <text:p text:style-name="P1"/>
        <text:p text:style-name="P1"><text:tab/>public long getGoodieTime() {</text:p>
        <text:p text:style-name="P1"><text:tab/><text:tab/>return goodieTime;</text:p>
        <text:p text:style-name="P1"><text:tab/>}</text:p>
        <text:p text:style-name="P1"/>
        <text:p text:style-name="P1"><text:tab/>public void setGoodieTime(long goodieTime) {</text:p>
        <text:p text:style-name="P1"><text:tab/><text:tab/>this.goodieTime = goodieTime;</text:p>
        <text:p text:style-name="P1"><text:tab/>}<text:tab/></text:p>
        <text:p text:style-name="P1">}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5681in" fo:margin-bottom="0.516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3:27:45.534924847</meta:creation-date>
    <meta:print-date>2018-02-08T13:47:29.145879963</meta:print-date>
    <dc:date>2018-02-08T13:49:43.482346950</dc:date>
    <meta:editing-duration>PT27S</meta:editing-duration>
    <meta:editing-cycles>1</meta:editing-cycles>
    <meta:document-statistic meta:table-count="0" meta:image-count="0" meta:object-count="0" meta:page-count="6" meta:paragraph-count="607" meta:word-count="1380" meta:character-count="14911" meta:non-whitespace-character-count="12605"/>
    <meta:generator>LibreOffice/5.1.6.2$Linux_X86_64 LibreOffice_project/10m0$Build-2</meta:generator>
  </office:meta>
</office:document-meta>
</file>